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Verdana"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Verdana"/>
    </style:style>
    <style:style style:name="P4" style:family="paragraph" style:parent-style-name="Standard">
      <style:paragraph-properties fo:text-align="center" style:justify-single-word="false"/>
      <style:text-properties style:font-name="Verdana" style:text-underline-style="solid" style:text-underline-width="auto" style:text-underline-color="font-color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24pt" style:font-size-asian="24pt" style:font-size-complex="24pt"/>
    </style:style>
    <style:style style:name="T1" style:family="text">
      <style:text-properties style:font-name="Verdan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ntre canciones</text:p>
      <text:p text:style-name="P2"/>
      <text:p text:style-name="P1"><text:span text:style-name="T1">Uuuuuuuuuu, u u u</text:span></text:p>
      <text:p text:style-name="P1"><text:span text:style-name="T1">Uuuuuuuuuu, u u u</text:span></text:p>
      <text:p text:style-name="P1"><text:span text:style-name="T1">Uuuuuuuuuu, u u u</text:span></text:p>
      <text:p text:style-name="P3">U u u</text:p>
      <text:p text:style-name="P3"/>
      <text:p text:style-name="P3">Mira, no solo sueñes, intenta y</text:p>
      <text:p text:style-name="P3">Respira el aire nuevo que te hace</text:p>
      <text:p text:style-name="P3">Vivir, te hace viajar y te hace sentir</text:p>
      <text:p text:style-name="P3">La luz del sol que cae por tu piel.</text:p>
      <text:p text:style-name="P3"/>
      <text:p text:style-name="P3">Lléva mi alma en ti y déjala en la</text:p>
      <text:p text:style-name="P3">Lluvia y continúa hasta ver la</text:p>
      <text:p text:style-name="P3">Luna y quédate en el cielo junto al sol…</text:p>
      <text:p text:style-name="P3"/>
      <text:p text:style-name="P3">Viaja, vive y suéñame entre canciones</text:p>
      <text:p text:style-name="P3">Cántame otra vez esa canción.</text:p>
      <text:p text:style-name="P3"/>
      <text:p text:style-name="P3">Cruzarás un mar de emociones,</text:p>
      <text:p text:style-name="P3">Llegarás a ver tu corazón</text:p>
      <text:p text:style-name="P3"/>
      <text:p text:style-name="P3">Si sientes que no puedes continuar y quieres</text:p>
      <text:p text:style-name="P3">Regresar, no tengas miedo, aquí estaré</text:p>
      <text:p text:style-name="P3">Para ayudarte a volver a empezar…</text:p>
      <text:p text:style-name="P3"/>
      <text:p text:style-name="P3">Ve por bosques y deciertos y al final me encontrarás…</text:p>
      <text:p text:style-name="P3"/>
      <text:p text:style-name="P3">Viaja, vive y suéñame entre canciones</text:p>
      <text:p text:style-name="P3">Cántame otra vez esa canción.</text:p>
      <text:p text:style-name="P3"/>
      <text:p text:style-name="P3">Cruzarás un mar de emociones,</text:p>
      <text:p text:style-name="P3">Llegarás a ver tu corazón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Arial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Rene Bon Ciric</meta:initial-creator>
    <meta:creation-date>2004-04-13T22:53:00</meta:creation-date>
    <dc:creator>Rene Bon Ciric</dc:creator>
    <dc:date>2004-04-13T23:01:00</dc:date>
    <meta:editing-cycles>4</meta:editing-cycles>
    <meta:editing-duration>PT6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4" meta:word-count="143" meta:character-count="720"/>
  </office:meta>
</office:document-meta>
</file>